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">
      <style:text-properties fo:font-weight="normal" style:font-weight-asian="normal" style:font-weight-complex="normal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>
      <style:text-properties fo:font-weight="normal" style:font-weight-asian="normal" style:font-weight-complex="normal"/>
    </style:style>
    <style:style style:name="P11" style:family="paragraph" style:parent-style-name="Text_20_body" style:list-style-name="L8">
      <style:text-properties fo:font-weight="normal" style:font-weight-asian="normal" style:font-weight-complex="normal"/>
    </style:style>
    <style:style style:name="P12" style:family="paragraph" style:parent-style-name="Text_20_body" style:list-style-name="L9">
      <style:text-properties fo:font-weight="normal" style:font-weight-asian="normal" style:font-weight-complex="normal"/>
    </style:style>
    <style:style style:name="P13" style:family="paragraph" style:parent-style-name="Text_20_body" style:list-style-name="L10">
      <style:text-properties fo:font-weight="bold" style:font-weight-asian="bold" style:font-weight-complex="bold"/>
    </style:style>
    <style:style style:name="P14" style:family="paragraph" style:parent-style-name="Text_20_body" style:list-style-name="L11">
      <style:text-properties fo:font-weight="bold" style:font-weight-asian="bold" style:font-weight-complex="bold"/>
    </style:style>
    <style:style style:name="P15" style:family="paragraph" style:parent-style-name="Text_20_body" style:list-style-name="L10"/>
    <style:style style:name="P16" style:family="paragraph" style:parent-style-name="Text_20_body" style:list-style-name="L10">
      <style:text-properties fo:font-style="normal" fo:font-weight="bold" style:font-style-asian="normal" style:font-weight-asian="bold" style:font-style-complex="normal" style:font-weight-complex="bold"/>
    </style:style>
    <style:style style:name="P17" style:family="paragraph" style:parent-style-name="Heading">
      <style:text-properties fo:font-weight="normal" style:font-weight-asian="normal" style:font-weight-complex="normal"/>
    </style:style>
    <style:style style:name="P18" style:family="paragraph" style:parent-style-name="Heading_20_1"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fo:background-color="#ff6600" style:font-weight-asian="normal" style:font-weight-complex="normal"/>
    </style:style>
    <style:style style:name="T5" style:family="text">
      <style:text-properties fo:background-color="#ffff00"/>
    </style:style>
    <style:style style:name="T6" style:family="text">
      <style:text-properties fo:color="#ff0000"/>
    </style:style>
    <style:style style:name="T7" style:family="text">
      <style:text-properties fo:color="#008000"/>
    </style:style>
    <style:style style:name="T8" style:family="text">
      <style:text-properties fo:color="#008000" fo:font-weight="normal" style:font-weight-asian="normal" style:font-weight-complex="normal"/>
    </style:style>
    <style:style style:name="T9" style:family="text">
      <style:text-properties style:font-weight-asian="bold"/>
    </style:style>
    <style:style style:name="T10" style:family="text">
      <style:text-properties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isultati dei Test effettuati: 17/08/2011</text:p>
      <text:p text:style-name="Text_20_body"/>
      <text:list xml:id="list31673207" text:style-name="L1">
        <text:list-item>
          <text:p text:style-name="P3">Ci vorrebbe un tasto per il Login. <text:span text:style-name="T6">Necessario? Si potrebbe dire di andare su admin.php (security by obscurity?)</text:span></text:p>
        </text:list-item>
        <text:list-item>
          <text:p text:style-name="P3"><text:span text:style-name="T6">TODO </text:span>Ci sarebbe da mettere a posto la grafica: tipo allineare le form nella login o i tasti di cancellazione degli utenti.</text:p>
        </text:list-item>
        <text:list-item>
          <text:p text:style-name="P3"><text:span text:style-name="T7">OK </text:span>Viene sempre evidenziata la tab di Teaching e non quella di Publications</text:p>
        </text:list-item>
        <text:list-item>
          <text:p text:style-name="P3"><text:span text:style-name="T8">OK </text:span><text:span text:style-name="T1">mb_substr() </text:span>richiede che sia attivata la relativa estensione php (extension=php_mbstring.dll) che di default (almeno per me) non è attiva<text:line-break/>Quindi sarebbe da valutare se è veramente necessario usare questa funzione per le stringhe multibyte perchè non si sa se il profe può attivarla o meno...</text:p>
        </text:list-item>
      </text:list>
      <text:h text:style-name="Heading_20_1" text:outline-level="1">Pubblicazioni:</text:h>
      <text:p text:style-name="Text_20_body"/>
      <text:p text:style-name="Text_20_body">Problemi a tutte le pubblicazioni:</text:p>
      <text:list xml:id="list31688379" text:style-name="L2">
        <text:list-item>
          <text:p text:style-name="P4"><text:span text:style-name="T7">OK </text:span>Inserisco stringhe in Abstract ma non le vedo nella pagina delle pubblicazioni per la pubblicazione in cui le ho inserite</text:p>
        </text:list-item>
        <text:list-item>
          <text:p text:style-name="P4"><text:span text:style-name="T6">TODO</text:span> Manca la cancellazione di una pubblicazione se sbaglio l'inserimento</text:p>
        </text:list-item>
        <text:list-item>
          <text:p text:style-name="P4"><text:span text:style-name="T7">OK </text:span>Campi obbligatori: salva anche se non ci sono (i campi obbligatori li ha dati il profe nella mail che aveva inviato)</text:p>
        </text:list-item>
        <text:list-item>
          <text:p text:style-name="P4"><text:span text:style-name="T7">OK </text:span>Valore numerico di anno, volume, numero, pagina inizio e fine mancano i controlli per l'inserimento di soli numeri.</text:p>
        </text:list-item>
        <text:list-item>
          <text:p text:style-name="P4"><text:span text:style-name="T7">OK </text:span>Per pagina inizio e fine manca il controllo che pagina fine sia maggiore o uguale a pagina inizio.</text:p>
        </text:list-item>
        <text:list-item>
          <text:p text:style-name="P4"><text:span text:style-name="T7">OK </text:span>Posso anche inserire anni nel futuro</text:p>
        </text:list-item>
      </text:list>
      <text:h text:style-name="Heading_20_2" text:outline-level="2">Pubblicazioni su Capitoli Libro</text:h>
      <text:list xml:id="list31666743" text:style-name="L3">
        <text:list-item>
          <text:p text:style-name="P5">ISBN/ISSN non compare nell'elenco dato dal profe, ma penso possa essere utile (magari non obbligatorio) <text:span text:style-name="T6">Lasciamolo.</text:span></text:p>
        </text:list-item>
      </text:list>
      <text:p text:style-name="Text_20_body"/>
      <text:h text:style-name="Heading_20_1" text:outline-level="1">Corsi:</text:h>
      <text:list xml:id="list31676195" text:style-name="L4">
        <text:list-item>
          <text:p text:style-name="P6"><text:span text:style-name="T7">OK </text:span>Negli editor in basso è presente Percorso: p che poi cambia a seconda di quello che scrivo, sarebbe da togliere.</text:p>
        </text:list-item>
      </text:list>
      <text:list xml:id="list31683765" text:style-name="L5">
        <text:list-item>
          <text:p text:style-name="P7">Non posso inserire la facoltà e i docenti e se salvo mi da questo errore:</text:p>
          <text:p text:style-name="P7"><text:span text:style-name="T1">Notice</text:span>: Undefined index: facolta in <text:span text:style-name="T1">C:\Users\Roberta\Documents\Universit�\Programmazione Web\Elaborato\Programmazione-web\www\inc\corso-new.inc.php</text:span> on line <text:span text:style-name="T1">11</text:span><text:line-break/>Errore nell'inserimento. Si prega di riprovare.<text:span text:style-name="T6"> Corretto l'avviso, manca però ancora la possibilità di aggiungerli.</text:span></text:p>
          <text:p text:style-name="P7"><text:soft-page-break/></text:p>
        </text:list-item>
      </text:list>
      <text:p text:style-name="P1">Risultati dei Test effettuati: 18/08/2011</text:p>
      <text:h text:style-name="P18" text:outline-level="1">Corsi:</text:h>
      <text:list xml:id="list31666095" text:style-name="L6">
        <text:list-item>
          <text:p text:style-name="P8">TODO Ordine visualizzazione docenti inverso</text:p>
        </text:list-item>
        <text:list-item>
          <text:p text:style-name="P8"><text:span text:style-name="T8">OK </text:span><text:span text:style-name="T1">Warning</text:span>: mysql_num_rows() expects parameter 1 to be resource, boolean given in <text:span text:style-name="T1">C:\Users\Roberta\Documents\Universit�\Programmazione Web\Elaborato\Programmazione-web\www\ajax\corsi.php</text:span> on line <text:span text:style-name="T1">213</text:span> <text:s/><text:span text:style-name="T7">Dovrebbe essere corretto, quella parte non era ancora finita.</text:span></text:p>
        </text:list-item>
        <text:list-item>
          <text:p text:style-name="P8"><text:span text:style-name="T6">TODO </text:span>Quando inserisco una nuova news l'icona dell'allegato non è allineata con il testo della news e comunque non si può vedere l'allegato.</text:p>
        </text:list-item>
        <text:list-item>
          <text:p text:style-name="P8"><text:span text:style-name="T7">OK </text:span>Inserimento del docente come esercitatore.</text:p>
        </text:list-item>
        <text:list-item>
          <text:p text:style-name="P8"><text:span text:style-name="T7">OK </text:span>Mi viene salvato lo stesso il corso anche se è tutto vuoto, compare anche nella lista sotto la tab Teaching (solo con l'univesità che è selezionata di default) ma non nella lista dei corsi nella pagina</text:p>
        </text:list-item>
        <text:list-item>
          <text:p text:style-name="P8"><text:span text:style-name="T6">TODO </text:span>Non posso cancellare un corso che non voglio più tenere.</text:p>
        </text:list-item>
      </text:list>
      <text:p text:style-name="Text_20_body"/>
      <text:p text:style-name="P1">Risultati dei Test effettuati: fino al 22/08/2011</text:p>
      <text:h text:style-name="P18" text:outline-level="1">Pubblicazioni:</text:h>
      <text:list xml:id="list31676845" text:style-name="L7">
        <text:list-item>
          <text:p text:style-name="P9"><text:span text:style-name="T7">OK </text:span>Durante l'inserimento di una nuova pubblicazione il controllo di errore se la pag. inizio sia &lt;= alla pagina di fine è meglio farlo dopo che la pagina di fine è stata inserita.</text:p>
        </text:list-item>
        <text:list-item>
          <text:p text:style-name="P9">Sul sito ho visto che per il numero di volume c'è scritto</text:p>
          <text:p text:style-name="P9">13(1-2):3-31<text:line-break/>Volume (numero): pag.inizio – pag.fine<text:line-break/>Qui si può inserire due numeri di volume (separati da trattino), anche se nel formato che ci ha mandato il profe numero è comunque un valore numerico. <text:span text:style-name="T7">Per ora rispettiamo ciò che ci ha chiesto il sito, in caso si può modificare se lo richiede.</text:span></text:p>
        </text:list-item>
        <text:list-item>
          <text:p text:style-name="P9"><text:span text:style-name="T7">OK </text:span>Autori: la lista che viene quando inseriamo un autore dovrebbe cercare solo sulle iniziali di nome e cognome e non all'interno delle parole. Esempio:<text:line-break/>comincio a scrivere m in Autori e i nomi che mi mostra sono <text:line-break/>G. Lamperti<text:line-break/><text:span text:style-name="T5">M. Melchiori<text:line-break/>M. Scannapieco</text:span><text:bookmark text:name="ui-active-menuitem"/><text:span text:style-name="T5"><text:line-break/>M. Zanella</text:span><text:line-break/>S. Bonomi<text:line-break/><text:span text:style-name="T5">S. Montanelli</text:span><text:line-break/>Quelli che mi doveva mostrare erano solo quelli evidenziati</text:p>
        </text:list-item>
        <text:list-item>
          <text:p text:style-name="P9"><text:span text:style-name="T7">OK </text:span>Inserisco stringhe in Abstract ma non le vedo nella pagina delle pubblicazioni</text:p>
        </text:list-item>
        <text:list-item>
          <text:p text:style-name="P9"><text:span text:style-name="T7">OK </text:span>In <text:span text:style-name="T2">CAPITOLI IN LIBRO</text:span><text:span text:style-name="T3"> non compaiono i campi ISBN/ISSN</text:span></text:p>
        </text:list-item>
      </text:list>
      <text:h text:style-name="P18" text:outline-level="1"><text:soft-page-break/>Corsi:</text:h>
      <text:list xml:id="list31672614" text:style-name="L8">
        <text:list-item>
          <text:p text:style-name="P11"><text:span text:style-name="T6">TODO </text:span>Allegato alle news non allineato e non funzionante</text:p>
        </text:list-item>
      </text:list>
      <text:p text:style-name="P2"/>
      <text:p text:style-name="P1">Risultati dei Test effettuati: fino al 23/08/2011</text:p>
      <text:h text:style-name="P18" text:outline-level="1">Pubblicazioni:</text:h>
      <text:list xml:id="list31684566" text:style-name="L9">
        <text:list-item>
          <text:p text:style-name="P12"><text:span text:style-name="T6">TODO </text:span>Anche NOME DEL JOURNAL deve essere scelto allo stesso modo di AUTORI (letto ora dal file che ci ha inviato il profe)</text:p>
        </text:list-item>
      </text:list>
      <text:p text:style-name="P2"/>
      <text:p text:style-name="P1">Risultati dei Test effettuati: 24/08/2011</text:p>
      <text:h text:style-name="P18" text:outline-level="1">Pubblicazioni:</text:h>
      <text:list xml:id="list32164918" text:style-name="L11">
        <text:list-item>
          <text:p text:style-name="P14">Autori: <text:span text:style-name="T3">quando inserisco più di un autore, le proposte degli autori mi viene solo al primo inserimento per gli altri no</text:span></text:p>
        </text:list-item>
      </text:list>
      <text:h text:style-name="P18" text:outline-level="1">Corsi:</text:h>
      <text:list xml:id="list31685708" text:style-name="L10">
        <text:list-item>
          <text:p text:style-name="P15"><text:span text:style-name="T2">News:</text:span><text:span text:style-name="T3"> dopo aver inserito una news come questa<text:line-break/><text:line-break/></text:span><text:span text:style-name="T4">Avviso</text:span></text:p>
        </text:list-item>
      </text:list>
      <text:p text:style-name="Text_20_body"><text:tab/>Inizio lezioni 19 settembre 2011</text:p>
      <text:list xml:id="list34534503" text:continue-numbering="true" text:style-name="L10">
        <text:list-header>
          <text:p text:style-name="P15"><text:span text:style-name="T3">(quindi con modifica della 'grafica')</text:span></text:p>
          <text:p text:style-name="P15"><text:span text:style-name="T3">da questo momento in poi, non salva più in db le news con &lt;span class= “avviso”&gt; e quindi non ha più lo stile che dovrebbe avere.</text:span></text:p>
          <text:p text:style-name="P15"><text:span text:style-name="T3">Credo che sia perchè sono andata a capo nella news</text:span></text:p>
        </text:list-header>
        <text:list-item>
          <text:p text:style-name="P13">News: <text:span text:style-name="T3">soluzione proposta per allineamento delle icone: <text:line-break/>in corso-singolo.inc.php<text:line-break/></text:span></text:p>
          <text:p text:style-name="P13"><text:span text:style-name="T12">echo "&lt;p&gt;";<text:line-break/>if ( $news['file'] ) echo "&lt;img src='img/icone/icon_pdf.png'&gt; &amp;nbsp;";<text:line-break/>echo substr($news['testo'], 3);<text:line-break/></text:span></text:p>
        </text:list-item>
        <text:list-item>
          <text:p text:style-name="P16">News:<text:span text:style-name="T3"> mi mette sempre l'icona pdf anche se metto un file .doc o comunque diverso da pdf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a Lorenzi</meta:initial-creator>
    <meta:creation-date>2011-08-17T15:01:56.78</meta:creation-date>
    <dc:date>2011-08-24T14:40:25.61</dc:date>
    <dc:creator>Roberta Lorenzi</dc:creator>
    <meta:editing-duration>P1DT3H34M21S</meta:editing-duration>
    <meta:editing-cycles>25</meta:editing-cycles>
    <meta:generator>LibreOffice/3.3$Win32 LibreOffice_project/330m19$Build-202</meta:generator>
    <meta:document-statistic meta:table-count="0" meta:image-count="0" meta:object-count="0" meta:page-count="3" meta:paragraph-count="52" meta:word-count="790" meta:character-count="4804"/>
  </office:meta>
</office:document-meta>
</file>